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df78d" officeooo:paragraph-rsid="001df78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df78d" officeooo:paragraph-rsid="001df78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f805d" officeooo:paragraph-rsid="001f805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df78d" officeooo:paragraph-rsid="001df78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21165c" officeooo:paragraph-rsid="0021165c" style:font-weight-asian="normal" style:font-weight-complex="normal"/>
    </style:style>
    <style:style style:name="T1" style:family="text">
      <style:text-properties officeooo:rsid="001dfec7"/>
    </style:style>
    <style:style style:name="T2" style:family="text">
      <style:text-properties officeooo:rsid="001f80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twork Security Interview Questions</text:p>
      <text:p text:style-name="P1"/>
      <text:p text:style-name="P2">Question 1: Suppose you have a firewall that’s supposed to block SSH connections, but instead lets them through. How would you debug it?</text:p>
      <text:p text:style-name="P2"/>
      <text:p text:style-name="P4">If I had a firewall that was supposed to block SSH connections but wasn’t, I would start by looking into the network security group with the rule and check to make sure traffic is set to deny and not allow, unless it’s a case of allowing whitelisted IP’s. If it is a case of whitelist IP’s I would double check which ones are supposed to be allowed and edit the rule accordingly. <text:span text:style-name="T1">If everything is configured correctly and the rule still does not work properly, I would delete the rule and re-do it since sometimes Azure can act strange. In project one SSH was allowed to my entire virtual network, but I had a network security group rule that only allowed my workstation IP address </text:span><text:span text:style-name="T2">to connect, and I had matching private keys configured so only my machine can connect. By no means do I think that my network is immune to unauthorized access, but I believe I have taken appropriate measures to mitigate it</text:span></text:p>
      <text:p text:style-name="P4"/>
      <text:p text:style-name="P3">Question 2: Suppose you find a server running HTTP on port 80, despite compliance guidelines requiring encryption in motion. What do you do?</text:p>
      <text:p text:style-name="P3"/>
      <text:p text:style-name="P5">Suppose I found a server running HTTP over port 80 despite guidelines against this. In project one I did have one NSG rule that allowed port 80 connections, but only to a DVWA in order to learn about vulnerabilities. In a real life scenario I would not configure any port 80 connections because unencrypted traffic being transferred over the internet is a huge risk that should never be allowed to happen. This can result in sensitive or compromising information being leaked to unauthorized users who may use it for malicious intent. I would reconfigure the server to run using HTTPS over port 443. This solution is very close to being a set and forget solution aside from security certificates needing to be renewed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3T20:09:52.655000000</meta:creation-date>
    <dc:date>2020-12-03T20:53:07.422000000</dc:date>
    <meta:editing-duration>PT11M13S</meta:editing-duration>
    <meta:editing-cycles>2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5" meta:word-count="338" meta:character-count="1934" meta:non-whitespace-character-count="1600"/>
  </office:meta>
</office:document-meta>
</file>